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Title" style:master-page-name="Standard">
      <style:paragraph-properties fo:text-align="center" style:justify-single-word="false" style:page-number="1"/>
    </style:style>
    <style:style style:name="P2" style:family="paragraph" style:parent-style-name="Title">
      <style:paragraph-properties fo:text-align="center" style:justify-single-word="false"/>
      <style:text-properties fo:font-size="18pt" style:font-size-asian="18pt" style:font-size-complex="18pt"/>
    </style:style>
    <style:style style:name="P3" style:family="paragraph" style:parent-style-name="Heading_20_1">
      <style:paragraph-properties fo:text-align="center" style:justify-single-word="false"/>
      <style:text-properties officeooo:paragraph-rsid="0005e035"/>
    </style:style>
    <style:style style:name="P4" style:family="paragraph" style:parent-style-name="Heading_20_1">
      <style:paragraph-properties fo:text-align="center" style:justify-single-word="false"/>
      <style:text-properties fo:font-size="12pt" officeooo:paragraph-rsid="0005e035" style:font-size-asian="12pt" style:font-size-complex="12pt"/>
    </style:style>
    <style:style style:name="P5" style:family="paragraph" style:parent-style-name="Standard" style:list-style-name="WWNum1">
      <style:paragraph-properties fo:margin-left="1.27cm" fo:margin-right="0cm" fo:text-indent="-0.635cm" style:auto-text-indent="false"/>
    </style:style>
    <style:style style:name="P6" style:family="paragraph" style:parent-style-name="Standard" style:list-style-name="WWNum1">
      <style:paragraph-properties fo:margin-left="2.54cm" fo:margin-right="0cm" fo:text-indent="-0.635cm" style:auto-text-indent="false"/>
    </style:style>
    <style:style style:name="P7" style:family="paragraph" style:parent-style-name="Standard" style:list-style-name="WWNum1">
      <style:paragraph-properties fo:margin-left="1.27cm" fo:margin-right="0cm" fo:text-indent="-0.635cm" style:auto-text-indent="false"/>
      <style:text-properties officeooo:paragraph-rsid="0003fd81"/>
    </style:style>
    <style:style style:name="P8" style:family="paragraph" style:parent-style-name="Standard" style:list-style-name="WWNum1">
      <style:paragraph-properties fo:margin-left="2.54cm" fo:margin-right="0cm" fo:text-indent="-0.635cm" style:auto-text-indent="false"/>
      <style:text-properties officeooo:paragraph-rsid="00071ff1"/>
    </style:style>
    <style:style style:name="P9" style:family="paragraph" style:parent-style-name="Standard" style:list-style-name="WWNum1">
      <style:paragraph-properties fo:margin-left="0cm" fo:margin-right="0cm" fo:text-indent="0cm" style:auto-text-indent="false"/>
      <style:text-properties style:font-name="Consolas" style:font-name-asian="Consolas1" style:font-name-complex="Consolas1"/>
    </style:style>
    <style:style style:name="P10" style:family="paragraph" style:parent-style-name="Standard" style:list-style-name="WWNum1">
      <style:paragraph-properties fo:margin-left="2.54cm" fo:margin-right="0cm" fo:text-indent="-0.635cm" style:auto-text-indent="false"/>
      <style:text-properties officeooo:rsid="0005e035" officeooo:paragraph-rsid="0005e035"/>
    </style:style>
    <style:style style:name="P11" style:family="paragraph" style:parent-style-name="Standard" style:list-style-name="WWNum1">
      <style:paragraph-properties fo:margin-left="2.54cm" fo:margin-right="0cm" fo:text-indent="-0.635cm" style:auto-text-indent="false"/>
      <style:text-properties style:font-name="Andale Mono" style:font-name-asian="Consolas1" style:font-name-complex="Consolas1"/>
    </style:style>
    <style:style style:name="P12" style:family="paragraph" style:parent-style-name="Standard">
      <style:paragraph-properties fo:text-align="center" style:justify-single-word="false"/>
      <style:text-properties fo:font-size="14pt" officeooo:paragraph-rsid="0005e035" style:font-size-asian="14pt" style:font-size-complex="14pt"/>
    </style:style>
    <style:style style:name="P13" style:family="paragraph" style:parent-style-name="Standard" style:list-style-name="L1">
      <style:paragraph-properties fo:text-align="start" style:justify-single-word="false"/>
      <style:text-properties officeooo:paragraph-rsid="00075cca"/>
    </style:style>
    <style:style style:name="P14" style:family="paragraph" style:parent-style-name="Standard">
      <style:paragraph-properties fo:text-align="start" style:justify-single-word="false"/>
      <style:text-properties fo:font-size="12pt" officeooo:rsid="00075cca" officeooo:paragraph-rsid="00075cca" style:font-size-asian="12pt" style:font-size-complex="12pt"/>
    </style:style>
    <style:style style:name="P15" style:family="paragraph" style:parent-style-name="Standard" style:list-style-name="L1">
      <style:paragraph-properties fo:text-align="start" style:justify-single-word="false"/>
      <style:text-properties fo:font-size="12pt" officeooo:rsid="00075cca" officeooo:paragraph-rsid="00075cca" style:font-size-asian="12pt" style:font-size-complex="12pt"/>
    </style:style>
    <style:style style:name="T1" style:family="text">
      <style:text-properties style:font-name="Consolas" style:font-name-asian="Consolas1" style:font-name-complex="Consolas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6802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03fd81"/>
    </style:style>
    <style:style style:name="T7" style:family="text">
      <style:text-properties style:font-name="Andale Mono"/>
    </style:style>
    <style:style style:name="T8" style:family="text">
      <style:text-properties style:font-name="Andale Mono" officeooo:rsid="0003fd81"/>
    </style:style>
    <style:style style:name="T9" style:family="text">
      <style:text-properties style:font-name="Andale Mono" officeooo:rsid="0006802c"/>
    </style:style>
    <style:style style:name="T10" style:family="text">
      <style:text-properties style:font-name="Andale Mono" officeooo:rsid="00071ff1"/>
    </style:style>
    <style:style style:name="T11" style:family="text">
      <style:text-properties officeooo:rsid="0005e035"/>
    </style:style>
    <style:style style:name="T12" style:family="text">
      <style:text-properties officeooo:rsid="0006802c"/>
    </style:style>
    <style:style style:name="T13" style:family="text">
      <style:text-properties officeooo:rsid="00071ff1"/>
    </style:style>
    <style:style style:name="T14" style:family="text">
      <style:text-properties officeooo:rsid="00075cca"/>
    </style:style>
    <style:style style:name="T15" style:family="text">
      <style:text-properties fo:font-size="14pt" style:font-size-asian="14pt" style:font-size-complex="14pt"/>
    </style:style>
    <style:style style:name="T16" style:family="text">
      <style:text-properties fo:font-size="14pt" officeooo:rsid="00075cca" style:font-size-asian="14pt" style:font-size-complex="14pt"/>
    </style:style>
    <style:style style:name="T17" style:family="text">
      <style:text-properties fo:font-size="14pt" fo:font-style="italic" style:font-size-asian="14pt" style:font-style-asian="italic" style:font-size-complex="14pt" style:font-style-complex="italic"/>
    </style:style>
    <style:style style:name="T18" style:family="text">
      <style:text-properties fo:font-size="14pt" fo:font-style="italic" fo:font-weight="bold" style:font-size-asian="14pt" style:font-style-asian="italic" style:font-weight-asian="bold" style:font-size-complex="14pt" style:font-style-complex="italic" style:font-weight-complex="bold"/>
    </style:style>
    <style:style style:name="T19" style:family="text">
      <style:text-properties fo:font-size="12pt" officeooo:rsid="00075cca" style:font-size-asian="12pt" style:font-size-complex="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sc6cktrj22gr"/>Sistemas Operativos</text:p>
      <text:p text:style-name="P2"><text:bookmark text:name="_3x4tl1tmtcjh"/>202<text:span text:style-name="T11">6</text:span></text:p>
      <text:p text:style-name="P3"><text:bookmark text:name="_67kvat68huvh"/>Práctico 1</text:p>
      <text:p text:style-name="P4">Comandos, redirección, pipe<text:span text:style-name="T11">s, señales y llamadas al sistema</text:span></text:p>
      <text:p text:style-name="P12"/>
      <text:p text:style-name="P14">Lecturas requeridas:</text:p>
      <text:list xml:id="list3820724230" text:style-name="L1">
        <text:list-item>
          <text:p text:style-name="P13"><text:span text:style-name="T19">Capítulos 1, 2 y 3 de las </text:span><text:a xlink:type="simple" xlink:href="https://marceloarroyo.gitlab.io/cursos/SO/index.html#/" text:style-name="Internet_20_link" text:visited-style-name="Visited_20_Internet_20_Link"><text:span text:style-name="T19">Notas del curso</text:span></text:a></text:p>
        </text:list-item>
        <text:list-item>
          <text:p text:style-name="P15"><text:span text:style-name="T14">Ca</text:span>pítulo 1 del libro <text:span text:style-name="T5">Modern Operating Systems</text:span>. A. Tannenbaum, H. Bos.</text:p>
        </text:list-item>
      </text:list>
      <text:p text:style-name="Heading_20_2"><text:bookmark text:name="_zaghm4mgu8c3"/>Ejercicios:</text:p>
      <text:p text:style-name="Standard"/>
      <text:list xml:id="list3871963930" text:style-name="WWNum1">
        <text:list-item>
          <text:p text:style-name="P5">Realizar los siguiente comandos en el shell (de comandos) de su sistema (familia UNIX).</text:p>
          <text:list>
            <text:list-item>
              <text:p text:style-name="P6">Listar los procesos que están en estado de ejecución (ver el comando <text:span text:style-name="T1">ps</text:span>, hacer <text:span text:style-name="T1">man ps</text:span> para leer el <text:span text:style-name="T2">manual</text:span> del comando). <text:span text:style-name="T12">Determinar el </text:span><text:span text:style-name="T4">process id</text:span><text:span text:style-name="T12"> (</text:span><text:span text:style-name="T4">pid</text:span><text:span text:style-name="T12">) del primer proceso lanzado (</text:span><text:span text:style-name="T9">init</text:span><text:span text:style-name="T12"> en sistemas tipo UNIX) por el kernel del SO.</text:span></text:p>
            </text:list-item>
            <text:list-item>
              <text:p text:style-name="P6">Listar los usuarios conectados (logged) al sistema con el comando <text:span text:style-name="T1">who</text:span> y ver la salida del comando <text:span text:style-name="T1">who am i</text:span>.</text:p>
            </text:list-item>
            <text:list-item>
              <text:p text:style-name="P6">Determinar cuál es el <text:span text:style-name="T2">directorio (carpeta) corriente</text:span>. <text:span text:style-name="T11">Usar al menos dos comandos diferentes.</text:span></text:p>
            </text:list-item>
            <text:list-item>
              <text:p text:style-name="P6">Determinar cuál es su directorio de trabajo <text:span text:style-name="T11">de usuario </text:span>(<text:span text:style-name="T2">home</text:span>) (ver comandos <text:span text:style-name="T1">cd</text:span>).</text:p>
            </text:list-item>
            <text:list-item>
              <text:p text:style-name="P6">Listar los <text:span text:style-name="T12">metadatos de los </text:span>archivos (con sus detalles) de la carpeta corriente y de la carpeta raíz sin cambiarse de directorio.</text:p>
            </text:list-item>
            <text:list-item>
              <text:p text:style-name="P6">Listar el contenido de algún archivo <text:span text:style-name="T11">(sin usar un editor)</text:span>. También hacerlo por páginas (o pantallas).</text:p>
            </text:list-item>
            <text:list-item>
              <text:p text:style-name="P6">Listar y analizar las <text:span text:style-name="T2">variables de ambiente</text:span> de su sesión (ver comando <text:span text:style-name="T1">env</text:span>).</text:p>
            </text:list-item>
            <text:list-item>
              <text:p text:style-name="P10">Determinar en qué directorios el shell busca los comandos (ver PATH variable).</text:p>
            </text:list-item>
            <text:list-item>
              <text:p text:style-name="P10">EL comando `which &lt;cmd&gt;` muestra el directorio (<text:span text:style-name="T3">path</text:span>) donde se encuentra el comando.</text:p>
            </text:list-item>
            <text:list-item>
              <text:p text:style-name="P6">Crear un archivo con al menos tres comandos diferentes.</text:p>
            </text:list-item>
            <text:list-item>
              <text:p text:style-name="P6">Crear un <text:span text:style-name="T2">enlace simbólico</text:span> o <text:span text:style-name="T2">alias</text:span> a un archivo o carpeta (ver el comando <text:span text:style-name="T2">ln</text:span>).</text:p>
            </text:list-item>
            <text:list-item>
              <text:p text:style-name="P8">Eliminar el <text:span text:style-name="T2">enlace simbólico</text:span> creado. ¿<text:span text:style-name="T12">Afecta al archivo o carpeta original?</text:span><text:line-break/>- Determinar la diferencia entre <text:span text:style-name="T2">symbolic links</text:span> y <text:span text:style-name="T2">hard links</text:span>.</text:p>
            </text:list-item>
            <text:list-item>
              <text:p text:style-name="P8"><text:span text:style-name="T12">Crear un programa (</text:span><text:span text:style-name="T9">hello</text:span><text:span text:style-name="T12">) en C que </text:span><text:span text:style-name="T13">muestre los argumentos recibidos en la línea de comandos</text:span><text:span text:style-name="T12"> y ejecutarlo.<text:line-break/>¿Porqué debe ejecutarlo con </text:span><text:span text:style-name="T9">./hello </text:span><text:span text:style-name="T10">arg1 … argn</text:span><text:span text:style-name="T12"> ?</text:span><text:line-break/></text:p>
            </text:list-item>
          </text:list>
        </text:list-item>
        <text:list-item>
          <text:p text:style-name="P5">Comandos de shell: Redirección, secuencia y concurrencia.</text:p>
          <text:list>
            <text:list-item>
              <text:p text:style-name="P6"><text:soft-page-break/><text:span text:style-name="T12">Crear</text:span> dos archivos de texto <text:span text:style-name="T12">con</text:span> una lista de direcciones de correo electrónico (una por línea) <text:span text:style-name="T12">que puedan tener duplicados.</text:span> <text:span text:style-name="T12">G</text:span>enerar un archivo con la lista ordenada y sin duplicados. Ayuda: ver <text:span text:style-name="T1">sort</text:span> y <text:span text:style-name="T1">uniq</text:span>. Los archivos temporales deberían crearse en <text:span text:style-name="T1">/tmp</text:span>.</text:p>
            </text:list-item>
            <text:list-item>
              <text:p text:style-name="P6">Idem al anterior pero hacerlo en un único comando usando el operador secuencial.</text:p>
            </text:list-item>
            <text:list-item>
              <text:p text:style-name="P6">Escribir un comando que filtre y cuente las direcciones terminadas en <text:span text:style-name="T2">google.com</text:span>. Ver <text:span text:style-name="T1">grep</text:span> y <text:span text:style-name="T1">wc</text:span>.<text:line-break/></text:p>
            </text:list-item>
          </text:list>
        </text:list-item>
        <text:list-item>
          <text:p text:style-name="P5">Repetir lo del primer ítem del ejercicio anterior pero sin usar archivos temporales (ver <text:span text:style-name="T2">pipes</text:span>).<text:line-break/></text:p>
        </text:list-item>
        <text:list-item>
          <text:p text:style-name="P5">Escribir un *shell script* con los comandos del último ítem del ejercicio anterior. Probar su ejecución mediante el comando <text:span text:style-name="T1">sh</text:span> y luego agregando la línea de intérprete. Dar permisos de ejecución <text:span text:style-name="T12">(</text:span><text:span text:style-name="T13">con el </text:span><text:span text:style-name="T12">comando </text:span><text:span text:style-name="T9">chmod +x</text:span><text:span text:style-name="T12">)</text:span>.<text:line-break/></text:p>
        </text:list-item>
        <text:list-item>
          <text:p text:style-name="P5">Escribir un programa C que retorne como <text:span text:style-name="T2">exit status</text:span> el valor ingresado en la línea de comandos. Ejemplo de invocación: <text:span text:style-name="T1">./myprog 1</text:span>.</text:p>
          <text:list>
            <text:list-item>
              <text:p text:style-name="P6">Escribir un comando para ejecutar el programa y determinar su valor de salida. Ayuda: La variable $? toma el valor de salida del último comando ejecutado.</text:p>
            </text:list-item>
            <text:list-item>
              <text:p text:style-name="P6">Escribir un comando que ejecute otro si <text:span text:style-name="T1">myprog</text:span> finaliza con éxito (0).</text:p>
            </text:list-item>
            <text:list-item>
              <text:p text:style-name="P6">Escribir un comando que ejecute otro si <text:span text:style-name="T1">myprog</text:span> no finaliza con éxito.<text:line-break/></text:p>
            </text:list-item>
          </text:list>
        </text:list-item>
        <text:list-item>
          <text:p text:style-name="P5">La biblioteca estándar de C ofrece la función <text:span text:style-name="T1">int system(const char* string)</text:span>, la cual crea un subproceso (<text:span text:style-name="T2">child</text:span>) generado por el comando pasado en su argumento. Definir <text:span text:style-name="T13">una función con su <text:s/>propia versión de</text:span> <text:span text:style-name="T1">system()</text:span> en términos de las llamadas al sistema <text:span text:style-name="T1">fork()</text:span>, <text:span text:style-name="T1">exec()</text:span> y <text:span text:style-name="T1">wait()</text:span> (ver páginas del manual).<text:line-break/></text:p>
        </text:list-item>
        <text:list-item>
          <text:p text:style-name="P5">Implementar un programa en C que <text:span text:style-name="T13">lance un proceso hijo y luego e</text:span>l proceso padre <text:span text:style-name="T13">envíe un string al</text:span> proceso hijo por medio de un *pipe* (ver `pipe()` syscall). <text:span text:style-name="T13">El proceso hijo deberá mostrar por la salida estándar el string recibido.</text:span><text:line-break/></text:p>
        </text:list-item>
        <text:list-item>
          <text:p text:style-name="P5">Idem al ejercicio anterior pero haciendo que los programas que se comuniquen por medio de un FIFO (named pipe). Ayuda: ver el comando <text:span text:style-name="T7">mkfifo</text:span>.<text:line-break/></text:p>
        </text:list-item>
        <text:list-item>
          <text:p text:style-name="P7">Escribir un programas <text:span text:style-name="T1">minish.c</text:span> <text:span text:style-name="T6">que esté en un ciclo de lectura de un comando y lo ejecute hasta que reciba la señal </text:span><text:span text:style-name="T8">Ctrl-D</text:span><text:span text:style-name="T6"> (fin del input).<text:line-break/>Debe reconocer y ejecutar</text:span> los siguientes comandos: </text:p>
          <text:list>
            <text:list-item>
              <text:p text:style-name="P11">cmd1 &amp; <text:span text:style-name="T6">cmd2<text:tab/> <text:s text:c="2"/></text:span><text:span text:style-name="T13"># ejecución concurrente (de fondo)</text:span></text:p>
            </text:list-item>
            <text:list-item>
              <text:p text:style-name="P11">cmd1 &lt; input_file <text:s/><text:span text:style-name="T13"># redirección de la entrada estándar</text:span></text:p>
            </text:list-item>
            <text:list-item>
              <text:p text:style-name="P11">cmd &gt; output_file <text:s/><text:span text:style-name="T13"># redirección de la salida estándar</text:span></text:p>
            </text:list-item>
            <text:list-item>
              <text:p text:style-name="P11">cmd &gt;&gt; output_file <text:span text:style-name="T13"># append en archivo</text:span></text:p>
            </text:list-item>
            <text:list-item>
              <text:p text:style-name="P11">cmd1 ; cmd2 <text:s text:c="7"/><text:span text:style-name="T13"># ejecución secuencial</text:span></text:p>
            </text:list-item>
            <text:list-item>
              <text:p text:style-name="P11">cmd1 || cmd2 <text:s text:c="6"/><text:span text:style-name="T13"># ejecución condicional</text:span></text:p>
            </text:list-item>
            <text:list-item>
              <text:p text:style-name="P11">cmd1 &amp;&amp; cmd2 <text:s text:c="6"/><text:span text:style-name="T13"># idem</text:span></text:p>
            </text:list-item>
            <text:list-item>
              <text:p text:style-name="P11">cmd1 | cmd2 <text:s text:c="7"/><text:span text:style-name="T13"># pipe</text:span></text:p>
            </text:list-item>
          </text:list>
          <text:p text:style-name="P9"><text:soft-page-break/></text:p>
        </text:list-item>
        <text:list-item>
          <text:p text:style-name="P5">Hacer un programa C que capture la señal <text:span text:style-name="T1">SIGINT</text:span>. El manejador de la señal deberá preguntar al usuario si realmente desea finalizar el proceso. En caso de respuesta afirmativa finalizar con un estado de salida 0. En otro caso finalizar con estado -1. Probar enviando la señal al proceso usando el comando <text:span text:style-name="T1">kill</text:span>.<text:line-break/></text:p>
        </text:list-item>
        <text:list-item>
          <text:p text:style-name="P5">Hacer un programa C que dado un arreglo de valores enteros, de dimensión <text:span text:style-name="T2">N</text:span>, cree <text:span text:style-name="T2">p</text:span> procesos hijos, los cuales deberán calcular el mínimo valor de la porción que le corresponda (<text:span text:style-name="T2">N/p</text:span> elementos) y enviarlo al padre a través de un pipe. El padre deberá esperar los resultados y computar el mínimo global.</text:p>
          <text:p text:style-name="P5"/>
        </text:list-item>
        <text:list-item>
          <text:p text:style-name="P5">Escribir un programa que lea <text:span text:style-name="T13">un dato </text:span>de <text:span text:style-name="T13">la entrada estándar</text:span>. Si no recibe <text:span text:style-name="T13">datos</text:span> luego de N segundos, debería finalizar. <text:span text:style-name="T6">Nota: Ver la función de biblioteca </text:span><text:span text:style-name="T8">alarm</text:span><text:span text:style-name="T6">.</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font-name="Consolas" fo:font-family="Consolas"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2.2$MacOSX_X86_64 LibreOffice_project/02b2acce88a210515b4a5bb2e46cbfb63fe97d56</meta:generator>
    <dc:date>2026-03-09T16:42:47.211745543</dc:date>
    <meta:editing-duration>PT1H6M41S</meta:editing-duration>
    <meta:editing-cycles>3</meta:editing-cycles>
    <meta:document-statistic meta:table-count="0" meta:image-count="0" meta:object-count="0" meta:page-count="3" meta:paragraph-count="47" meta:word-count="865" meta:character-count="5008" meta:non-whitespace-character-count="4189"/>
  </office:meta>
</office:document-meta>
</file>